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0019B4AF683C1554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563cm, 0.30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2cm" svg:y="3cm" svg:width="27.402cm" svg:height="11.592cm" draw:z-index="0"><draw:image xlink:href="Pictures/10000000000005000000020019B4AF683C1554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2:03:26.456104068</meta:creation-date>
    <dc:date>2020-05-08T12:07:50.644902611</dc:date>
    <meta:editing-duration>PT4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